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77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Total occurences 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<text:s text:c="3"/>Number of files using the predicate </text:p>
          </table:table-cell>
          <table:table-cell table:number-columns-repeated="6" office:value-type="string" calcext:value-type="string">
            <text:p><text:s/>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/>Orca </text:p>
          </table:table-cell>
          <table:table-cell office:value-type="string" calcext:value-type="string">
            <text:p><text:s text:c="2"/>f4w <text:s/></text:p>
          </table:table-cell>
          <table:table-cell office:value-type="string" calcext:value-type="string">
            <text:p><text:s/>dissect <text:s/></text:p>
          </table:table-cell>
          <table:table-cell office:value-type="string" calcext:value-type="string">
            <text:p><text:s/>eye </text:p>
          </table:table-cell>
          <table:table-cell office:value-type="string" calcext:value-type="string">
            <text:p><text:s/>cwm 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Orca </text:p>
          </table:table-cell>
          <table:table-cell office:value-type="string" calcext:value-type="string">
            <text:p><text:s text:c="2"/>f4w <text:s/></text:p>
          </table:table-cell>
          <table:table-cell office:value-type="string" calcext:value-type="string">
            <text:p><text:s/>dissect <text:s/></text:p>
          </table:table-cell>
          <table:table-cell office:value-type="string" calcext:value-type="string">
            <text:p><text:s/>eye </text:p>
          </table:table-cell>
          <table:table-cell office:value-type="string" calcext:value-type="string">
            <text:p><text:s/>cwm </text:p>
          </table:table-cell>
          <table:table-cell office:value-type="string" calcext:value-type="string">
            <text:p><text:s/>all <text:s/></text:p>
          </table:table-cell>
        </table:table-row>
        <table:table-row table:style-name="ro1">
          <table:table-cell office:value-type="string" calcext:value-type="string">
            <text:p>e:findall </text:p>
          </table:table-cell>
          <table:table-cell office:value-type="string" calcext:value-type="string">
            <text:p><text:s/></text:p>
          </table:table-cell>
          <table:table-cell office:value-type="float" office:value="557" calcext:value-type="float">
            <text:p>557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<text:s text:c="2"/>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log:notEqualTo </text:p>
          </table:table-cell>
          <table:table-cell office:value-type="string" calcext:value-type="string">
            <text:p><text:s/></text:p>
          </table:table-cell>
          <table:table-cell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s text:c="2"/>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ist:in </text:p>
          </table:table-cell>
          <table:table-cell office:value-type="string" calcext:value-type="string">
            <text:p><text:s/>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 text:c="2"/>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log:implies 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th:lessThan </text:p>
          </table:table-cell>
          <table:table-cell office:value-type="string" calcext:value-type="string">
            <text:p><text:s/>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 text:c="2"/>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ath:sum </text:p>
          </table:table-cell>
          <table:table-cell office:value-type="string" calcext:value-type="string">
            <text:p><text:s/>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498" calcext:value-type="float">
            <text:p>5498</text:p>
          </table:table-cell>
          <table:table-cell office:value-type="float" office:value="75" calcext:value-type="float">
            <text:p>75</text:p>
          </table:table-cell>
          <table:table-cell office:value-type="float" office:value="5689" calcext:value-type="float">
            <text:p>5689</text:p>
          </table:table-cell>
          <table:table-cell office:value-type="string" calcext:value-type="string">
            <text:p><text:s text:c="2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og:outputString </text:p>
          </table:table-cell>
          <table:table-cell office:value-type="string" calcext:value-type="string">
            <text:p><text:s/>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<text:s text:c="2"/>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og:includes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th:memberCount </text:p>
          </table:table-cell>
          <table:table-cell office:value-type="string" calcext:value-type="string">
            <text:p><text:s/>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 text:c="2"/>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ath:greaterThan </text:p>
          </table:table-cell>
          <table:table-cell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 text:c="2"/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ath:difference </text:p>
          </table:table-cell>
          <table:table-cell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53" calcext:value-type="float">
            <text:p>5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<text:s text:c="2"/>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og:equalTo </text:p>
          </table:table-cell>
          <table:table-cell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9" calcext:value-type="float">
            <text:p>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 text:c="2"/>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og:semantic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:deriv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th:notLessThan </text:p>
          </table:table-cell>
          <table:table-cell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 text:c="2"/>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og:uri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:min </text:p>
          </table:table-cell>
          <table:table-cell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ath:product </text:p>
          </table:table-cell>
          <table:table-cell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5" calcext:value-type="float">
            <text:p>2985</text:p>
          </table:table-cell>
          <table:table-cell office:value-type="float" office:value="47" calcext:value-type="float">
            <text:p>47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<text:s text:c="2"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rdf:first </text:p>
          </table:table-cell>
          <table:table-cell office:value-type="string" calcext:value-type="string">
            <text:p><text:s/>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df:rest </text:p>
          </table:table-cell>
          <table:table-cell office:value-type="string" calcext:value-type="string">
            <text:p><text:s/>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g:dtlit </text:p>
          </table:table-cell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th:notGreaterThan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th:quotien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21" calcext:value-type="float">
            <text:p>21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g:notIncludes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tring:concatenation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g:rawType </text:p>
          </table:table-cell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:firstRes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:length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st:append 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 text:c="2"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:calculat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:label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 text:c="2"/>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h:notEqualTo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03" calcext:value-type="float">
            <text:p>1003</text:p>
          </table:table-cell>
          <table:table-cell office:value-type="float" office:value="4" calcext:value-type="float">
            <text:p>4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og:conjunction 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:call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ist:member 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2"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:optional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st:first 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st:rest </text:p>
          </table:table-cell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:graphList 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:notLabel 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unc:lang-from-PlainLiter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:whenGround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h:equalTo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h:exponenti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h:neg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 office:value-type="float" office:value="10" calcext:value-type="float">
            <text:p>10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ring:startsWith 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th:integerQuotient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th:remainder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15" calcext:value-type="float">
            <text:p>15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ring:scrap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ed:dateTime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ed:dateTime-less-than 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:labelvars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:max 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g:conclusion 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nc:string-length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nc:years-from-duratio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:become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:finaliz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:random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th:rounded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ed:date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nc:distinct-values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:fail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:sor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st:las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ring:notMatches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:month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e:year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literal-not-identic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numeric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numeric-less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numeric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numeric-not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numeric-less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numeric-greater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boolean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boolean-less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boolean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compar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substring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upper-cas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lower-cas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substring-befor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substring-after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contains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starts-with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ends-with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matches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year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month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day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hours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minutes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seconds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year-from-dat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month-from-dat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day-from-dat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hours-from-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minutes-from-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seconds-from-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months-from-duratio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days-from-duratio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hours-from-duratio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minutes-from-duratio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seconds-from-duratio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timezone-from-date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timezone-from-dat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timezone-from-tim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ateTime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ate-less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ate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time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time-less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time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uration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ayTimeDuration-less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ayTimeDuration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yearMonthDuration-less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yearMonthDuration-greater-than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ateTime-not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ateTime-less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ateTime-greater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ate-not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ate-less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ate-greater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time-not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time-less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time-greater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uration-not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ayTimeDuration-less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dayTimeDuration-greater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yearMonthDuration-less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yearMonthDuration-greater-than-or-equ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PlainLiteral-from-string-lang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string-from-PlainLiteral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PlainLiteral-compar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PlainLiteral-length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matches-language-rang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is-list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d:list-contains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make-list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count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get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sublist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revers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nc:index-of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:biconditional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:compoundTerm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:csvTupl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:graphMember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:tuple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ing:lessThan 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ing:matches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:avg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cov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forma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graphCopy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graphDifferenc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graphIntersec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hmac-sha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multisetEqualTo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multisetNotEqualTo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pcc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propertyChainExtension 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rm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sha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skolem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std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stringEscap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stringSpli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subsequenc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transpos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wwwFormEncod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ypto:sha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ing:endsWith 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ing:greaterThan 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ing:notLessThan 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e:day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d:iri-string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no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conca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string-joi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encode-for-uri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subtract-dateTime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subtract-date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subtract-time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add-yearMonthDuration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subtract-yearMonthDuration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multiply-yearMonthDur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divide-yearMonthDur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divide-yearMonthDuration-by-yearMonthDur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add-dayTimeDuration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subtract-dayTimeDuration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multiply-dayTimeDur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divide-dayTimeDur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divide-dayTimeDuration-by-dayTimeDurat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add-yearMonthDuration-to-dateTim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add-yearMonthDuration-to-dat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add-dayTimeDuration-to-dateTim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add-dayTimeDuration-to-dat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add-dayTimeDuration-to-tim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subtract-yearMonthDuration-from-dateTim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subtract-yearMonthDuration-from-dat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subtract-dayTimeDuration-from-dateTim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subtract-dayTimeDuration-from-dat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subtract-dayTimeDuration-from-tim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append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concatenat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insert-befor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remov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union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intersec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nc:except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:graphPair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:root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:trace 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h:absoluteValue 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:contains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:containsIgnoringCase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:notGreaterThan 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 text:c="2"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:search </text:p>
          </table:table-cell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:binaryEntropy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:cartesianProduct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:ignore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:match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:numeral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:prefix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:relabel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:roc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:sigmoid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:stringReverse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:transaction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:tripleList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:unique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:atan2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:cos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:cosh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:degrees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:sin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:sinh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:tan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h:tanh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:equalIgnoringCase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:notEqualIgnoringCase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:replace 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otal number of files</text:p>
          </table:table-cell>
          <table:table-cell table:number-columns-repeated="8"/>
          <table:table-cell office:value-type="float" office:value="336" calcext:value-type="float">
            <text:p>336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389" calcext:value-type="float">
            <text:p>389</text:p>
          </table:table-cell>
          <table:table-cell office:value-type="float" office:value="284" calcext:value-type="float">
            <text:p>284</text:p>
          </table:table-cell>
          <table:table-cell table:formula="of:=SUM([.J251:.N251])" office:value-type="float" office:value="1124" calcext:value-type="float">
            <text:p>1124</text:p>
          </table:table-cell>
        </table:table-row>
      </table:table>
      <table:named-expressions/>
      <table:database-ranges>
        <table:database-range table:name="__Anonymous_Sheet_DB__0" table:target-range-address="log.A4:log.O249" table:display-filter-buttons="true">
          <table:sort>
            <table:sort-by table:field-number="1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1T11:50:10.176599188</dc:date>
    <meta:editing-duration>PT10M1S</meta:editing-duration>
    <meta:editing-cycles>2</meta:editing-cycles>
    <meta:generator>LibreOffice/5.1.6.2$Linux_X86_64 LibreOffice_project/10m0$Build-2</meta:generator>
    <meta:document-statistic meta:table-count="1" meta:cell-count="3710" meta:object-count="0"/>
  </office:meta>
</office:document-meta>
</file>